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01e" officeooo:paragraph-rsid="0012201e"/>
    </style:style>
    <style:style style:name="P2" style:family="paragraph" style:parent-style-name="Standard">
      <style:text-properties fo:font-weight="bold" officeooo:rsid="0012201e" officeooo:paragraph-rsid="0012201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TORED PROCEDURES</text:p>
      <text:p text:style-name="P1"/>
      <text:p text:style-name="P1">--&gt; To check if a particular car is available</text:p>
      <text:p text:style-name="P1"/>
      <text:p text:style-name="P1">CREATE OR REPLACE FUNCTION car_renting.abcd(id character varying)</text:p>
      <text:p text:style-name="P1">RETURNS character AS</text:p>
      <text:p text:style-name="P1">$BODY$DECLARE myrec char;</text:p>
      <text:p text:style-name="P1">BEGIN</text:p>
      <text:p text:style-name="P1">Select availability_flag into myrec from car where car_id=id;</text:p>
      <text:p text:style-name="P1">RETURN myrec;</text:p>
      <text:p text:style-name="P1">END;$BODY$</text:p>
      <text:p text:style-name="P1">LANGUAGE plpgsql IMMUTABLE</text:p>
      <text:p text:style-name="P1"/>
      <text:p text:style-name="P1">--&gt;To get the Car_ID of the car booked by a particular customer</text:p>
      <text:p text:style-name="P1"/>
      <text:p text:style-name="P1">CREATE OR REPLACE FUNCTION car_renting.avail(name character varying)</text:p>
      <text:p text:style-name="P1">RETURNS integer AS</text:p>
      <text:p text:style-name="P1">$BODY$</text:p>
      <text:p text:style-name="P1">DECLARE nameplate integer;</text:p>
      <text:p text:style-name="P1">BEGIN</text:p>
      <text:p text:style-name="P1">Select car_reg into nameplate from reservation join customer on customer.dl_number =</text:p>
      <text:p text:style-name="P1">reservation.dl_number where customer.custname=name;</text:p>
      <text:p text:style-name="P1">Return nameplate;</text:p>
      <text:p text:style-name="P1">END;</text:p>
      <text:p text:style-name="P1">$BODY$</text:p>
      <text:p text:style-name="P1">LANGUAGE plpgsql IMMUTABLE;</text:p>
      <text:p text:style-name="P1">select car_renting.avail('George Banks');</text:p>
      <text:p text:style-name="P1"/>
      <text:p text:style-name="P1">--&gt;To get the rent amount of a particular car</text:p>
      <text:p text:style-name="P1"/>
      <text:p text:style-name="P1">CREATE OR REPLACE FUNCTION rentofcar(id character varying)</text:p>
      <text:p text:style-name="P1">RETURNS integer AS</text:p>
      <text:p text:style-name="P1">$BODY$DECLARE carcost numeric(10,2) ;</text:p>
      <text:p text:style-name="P1">rent integer;</text:p>
      <text:p text:style-name="P1">BEGIN</text:p>
      <text:p text:style-name="P1">SELECT amount into carcost FROM reservation WHERE car_reg=id;</text:p>
      <text:p text:style-name="P1">rent:=CAST(carcost as integer);return rent;</text:p>
      <text:p text:style-name="P1">END;$BODY$</text:p>
      <text:p text:style-name="P1">LANGUAGE plpgsql IMMUTABLE</text:p>
      <text:p text:style-name="P1"/>
      <text:p text:style-name="P1">--&gt;Give record of cars that have rent value greater than 1500.</text:p>
      <text:p text:style-name="P1"/>
      <text:p text:style-name="P1">CREATE OR REPLACE FUNCTION carset() RETURNS SETOF reservation AS</text:p>
      <text:p text:style-name="P1">$BODY$</text:p>
      <text:p text:style-name="P1">DECLARE</text:p>
      <text:p text:style-name="P1">r reservation%rowtype;</text:p>
      <text:p text:style-name="P1">BEGIN</text:p>
      <text:p text:style-name="P1">FOR r in (SELECT * FROM reservation )LOOP</text:p>
      <text:p text:style-name="P1">IF r.Amount&gt;1500 THEN</text:p>
      <text:p text:style-name="P1">RETURN next r;</text:p>
      <text:p text:style-name="P1">END IF;</text:p>
      <text:p text:style-name="P1"><text:soft-page-break/>END LOOP;</text:p>
      <text:p text:style-name="P1">return ;</text:p>
      <text:p text:style-name="P1">END;</text:p>
      <text:p text:style-name="P1">$BODY$</text:p>
      <text:p text:style-name="P1">LANGUAGE 'plpgsql'</text:p>
      <text:p text:style-name="P1"/>
      <text:p text:style-name="P1">--&gt;Select the best category of cars.</text:p>
      <text:p text:style-name="P1"/>
      <text:p text:style-name="P1">CREATE OR REPLACE FUNCTION bestcategory()</text:p>
      <text:p text:style-name="P1">RETURNS character varying AS</text:p>
      <text:p text:style-name="P1">$BODY$</text:p>
      <text:p text:style-name="P1">DECLARE catname character varying(20);</text:p>
      <text:p text:style-name="P1">BEGIN</text:p>
      <text:p text:style-name="P1">SELECT Category_name into catname FROM car_category , car</text:p>
      <text:p text:style-name="P1">WHERE car.Mileage = (SELECT MAX(Mileage) FROM CAR) and</text:p>
      <text:p text:style-name="P1">car_category.category_name = car.cat_name;</text:p>
      <text:p text:style-name="P1">return catname;</text:p>
      <text:p text:style-name="P1">END;</text:p>
      <text:p text:style-name="P1">$BODY$</text:p>
      <text:p text:style-name="P1">LANGUAGE plpgsql IMMUTABLE</text:p>
      <text:p text:style-name="P1"/>
      <text:p text:style-name="P2">8.1 TRIGGER</text:p>
      <text:p text:style-name="P2"/>
      <text:p text:style-name="P2">Generate billing : This trigger generates an entry in the RentalInvoice and Rental table</text:p>
      <text:p text:style-name="P2">whenever we insert a new tuple in Reservation table.</text:p>
      <text:p text:style-name="P1"/>
      <text:p text:style-name="P1">CREATE OR REPLACE FUNCTION car_renting.generate_billing() RETURNS trigger AS</text:p>
      <text:p text:style-name="P1">$BODY$DECLARE</text:p>
      <text:p text:style-name="P1"/>
      <text:p text:style-name="P1">lastBillId integer;</text:p>
      <text:p text:style-name="P1">newBillId integer;</text:p>
      <text:p text:style-name="P1">newbill varchar(2);</text:p>
      <text:p text:style-name="P1">totalTax integer;</text:p>
      <text:p text:style-name="P1">InsCost integer;</text:p>
      <text:p text:style-name="P1">FuelCost integer;</text:p>
      <text:p text:style-name="P1">EquipCost integer;</text:p>
      <text:p text:style-name="P1">TotalAmount integer;</text:p>
      <text:p text:style-name="P1"/>
      <text:p text:style-name="P1">BEGIN</text:p>
      <text:p text:style-name="P1">SELECT MAX(BillID) INTO lastBillId FROM RentalInvoice;</text:p>
      <text:p text:style-name="P1">newBillId := lastBillId +1;</text:p>
      <text:p text:style-name="P1">newbill = CAST(newBillId as varchar);</text:p>
      <text:p text:style-name="P1">totalTax := 50;</text:p>
      <text:p text:style-name="P1">InsCost := 200;</text:p>
      <text:p text:style-name="P1">EquipCost := 100;</text:p>
      <text:p text:style-name="P1">FuelCost := 50;</text:p>
      <text:p text:style-name="P1">totalAmount :=cast( NEW.Amount AS integer)+ totalTax+InsCost+FuelCost+EquipCost ;</text:p>
      <text:p text:style-name="P1"/>
      <text:p text:style-name="P1">INSERT INTO rental values(NEW.dl_number, NEW.car_reg, newbill, NEW.From_dt_time,</text:p>
      <text:p text:style-name="P1">NEW.Ret_dt_time, '2', 'I201', '10');</text:p>
      <text:p text:style-name="P1">INSERT INTO RentalInvoice</text:p>
      <text:p text:style-name="P1">VALUES</text:p>
      <text:p text:style-name="P1"><text:soft-page-break/>(newbill,NEW.Reservation_ID,NEW.AMOUNT,EquipCost,InsCost,FuelCost,totalTax,totalAmount)</text:p>
      <text:p text:style-name="P1">;</text:p>
      <text:p text:style-name="P1">return NEW;END;</text:p>
      <text:p text:style-name="P1">$BODY$</text:p>
      <text:p text:style-name="P1">LANGUAGE plpgsql VOLATILE;</text:p>
      <text:p text:style-name="P1"/>
      <text:p text:style-name="P1">CREATE TRIGGER billed</text:p>
      <text:p text:style-name="P1">AFTER INSERT ON Reservation</text:p>
      <text:p text:style-name="P1">FOR EACH ROW</text:p>
      <text:p text:style-name="P1">EXECUTE PROCEDURE generate_billing();</text:p>
      <text:p text:style-name="P1"/>
      <text:p text:style-name="P1"/>
      <text:p text:style-name="P1"/>
      <text:p text:style-name="P2">Update booking trigger</text:p>
      <text:p text:style-name="P2"/>
      <text:p text:style-name="P2">This trigger updates the availability flag and location in the car table</text:p>
      <text:p text:style-name="P2">when the car is returned.</text:p>
      <text:p text:style-name="P2"/>
      <text:p text:style-name="P1"/>
      <text:p text:style-name="P1">CREATE OR REPLACE FUNCTION update_car_details() returns trigger as</text:p>
      <text:p text:style-name="P1">$BODY$</text:p>
      <text:p text:style-name="P1">BEGIN</text:p>
      <text:p text:style-name="P1">IF NEW.BOOKING_STATUS ='F' THEN</text:p>
      <text:p text:style-name="P1">UPDATE CAR SET AVAILABILITY_FLAG = 'T' , Zipcode = NEW.PickupLocation</text:p>
      <text:p text:style-name="P1">WHERE Car_ID = NEW.Car_Reg;</text:p>
      <text:p text:style-name="P1">ELSE</text:p>
      <text:p text:style-name="P1">IF NEW.BOOKING_STATUS ='T' THEN</text:p>
      <text:p text:style-name="P1">UPDATE CAR SET AVAILABILITY_FLAG = 'F' , Zipcode =</text:p>
      <text:p text:style-name="P1">NEW.DropoffLocation WHERE Car_ID = NEW.Car_Reg;END IF;</text:p>
      <text:p text:style-name="P1">END IF;</text:p>
      <text:p text:style-name="P1">return NEW;</text:p>
      <text:p text:style-name="P1">END;</text:p>
      <text:p text:style-name="P1">$BODY$ LANGUAGE plpgsql;</text:p>
      <text:p text:style-name="P1"/>
      <text:p text:style-name="P1">CREATE TRIGGER detailed</text:p>
      <text:p text:style-name="P1">AFTER UPDATE ON Reservation</text:p>
      <text:p text:style-name="P1">FOR EACH ROW</text:p>
      <text:p text:style-name="P1">EXECUTE PROCEDURE update_car_details();</text:p>
      <text:p text:style-name="P1"/>
      <text:p text:style-name="P1"/>
      <text:p text:style-name="P2">Console Application in C</text:p>
      <text:p text:style-name="P2"/>
      <text:p text:style-name="P1">#include &lt;stdio.h&gt;</text:p>
      <text:p text:style-name="P1">#include &lt;stdlib.h&gt;</text:p>
      <text:p text:style-name="P1">#include "libpq-fe.h"</text:p>
      <text:p text:style-name="P1"/>
      <text:p text:style-name="P1">PGresult *res;</text:p>
      <text:p text:style-name="P1">void do_exit(PGconn *conn) {</text:p>
      <text:p text:style-name="P1">PQfinish(conn);</text:p>
      <text:p text:style-name="P1">exit(1);</text:p>
      <text:p text:style-name="P1">}</text:p>
      <text:p text:style-name="P1"/>
      <text:p text:style-name="P1"><text:soft-page-break/>void ExecuteQuery(PGconn* conn,char* query){</text:p>
      <text:p text:style-name="P1">PQexec(conn, "set search_path to car_renting;");</text:p>
      <text:p text:style-name="P1">res = PQexec(conn, query);</text:p>
      <text:p text:style-name="P1">if (PQresultStatus(res) != PGRES_TUPLES_OK) {</text:p>
      <text:p text:style-name="P1">fprintf(stderr, "Query failed: %s",PQerrorMessage(conn));</text:p>
      <text:p text:style-name="P1">do_exit(conn);</text:p>
      <text:p text:style-name="P1">}</text:p>
      <text:p text:style-name="P1"/>
      <text:p text:style-name="P1">else{</text:p>
      <text:p text:style-name="P1">int rows = PQntuples(res);</text:p>
      <text:p text:style-name="P1">int ncols = PQnfields(res);</text:p>
      <text:p text:style-name="P1">for (int i=0; i&lt;ncols; i++){</text:p>
      <text:p text:style-name="P1">char *name = PQfname(res, i);</text:p>
      <text:p text:style-name="P1">printf("%s ", name);</text:p>
      <text:p text:style-name="P1">}</text:p>
      <text:p text:style-name="P1">printf("\n");</text:p>
      <text:p text:style-name="P1">for(int i=0; i&lt;rows; i++) {</text:p>
      <text:p text:style-name="P1">for(int j=0;j&lt;ncols;j++){</text:p>
      <text:p text:style-name="P1">printf("%s ",PQgetvalue(res, i, j));</text:p>
      <text:p text:style-name="P1">}</text:p>
      <text:p text:style-name="P1">printf("\n");</text:p>
      <text:p text:style-name="P1">}</text:p>
      <text:p text:style-name="P1">}</text:p>
      <text:p text:style-name="P1">}void ExecuteUpdate(PGconn* conn,char* command){</text:p>
      <text:p text:style-name="P1">PQexec(conn, "set search_path to car_renting;");</text:p>
      <text:p text:style-name="P1">res = PQexec(conn, command);</text:p>
      <text:p text:style-name="P1">if (PQresultStatus(res) != PGRES_COMMAND_OK){</text:p>
      <text:p text:style-name="P1">fprintf(stderr, "%.6s failed: %s",command,PQerrorMessage(conn));</text:p>
      <text:p text:style-name="P1">do_exit(conn);</text:p>
      <text:p text:style-name="P1">}</text:p>
      <text:p text:style-name="P1">else{</text:p>
      <text:p text:style-name="P1">printf("successful\n");</text:p>
      <text:p text:style-name="P1">}</text:p>
      <text:p text:style-name="P1">}</text:p>
      <text:p text:style-name="P1">int main()</text:p>
      <text:p text:style-name="P1">{</text:p>
      <text:p text:style-name="P1">const char *conninfo = "dbname=201401024 user=201401024 password=201401024</text:p>
      <text:p text:style-name="P1">hostaddr=10.100.71.21 port=5432";</text:p>
      <text:p text:style-name="P1">PGconn *conn = PQconnectdb(conninfo);</text:p>
      <text:p text:style-name="P1">if (PQstatus(conn) != CONNECTION_OK){</text:p>
      <text:p text:style-name="P1">fprintf(stderr, "Connection to database failed: %s\n",PQerrorMessage(conn));</text:p>
      <text:p text:style-name="P1">do_exit(conn);</text:p>
      <text:p text:style-name="P1">}</text:p>
      <text:p text:style-name="P1">char *user = PQuser(conn);</text:p>
      <text:p text:style-name="P1">char *db_name = PQdb(conn);</text:p>
      <text:p text:style-name="P1">printf("User: %s\n", user);</text:p>
      <text:p text:style-name="P1">printf("Database name: %s\n", db_name);</text:p>
      <text:p text:style-name="P1">while(1){</text:p>
      <text:p text:style-name="P1">char command[1000];</text:p>
      <text:p text:style-name="P1">printf("Enter Command in a single line\n");</text:p>
      <text:p text:style-name="P1">fgets (command, 1000, stdin);</text:p>
      <text:p text:style-name="P1">if(command[0]=='S' || command[0]=='s'){</text:p>
      <text:p text:style-name="P1"><text:soft-page-break/>ExecuteQuery(conn,command);</text:p>
      <text:p text:style-name="P1">}</text:p>
      <text:p text:style-name="P1">else{ExecuteUpdate(conn,command);</text:p>
      <text:p text:style-name="P1">}</text:p>
      <text:p text:style-name="P1">PQclear(res);</text:p>
      <text:p text:style-name="P1">}</text:p>
      <text:p text:style-name="P1">PQfinish(conn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7:15:22.776493289</meta:creation-date>
    <dc:date>2016-11-23T17:17:40.569931563</dc:date>
    <meta:editing-duration>PT2M18S</meta:editing-duration>
    <meta:editing-cycles>1</meta:editing-cycles>
    <meta:generator>LibreOffice/5.0.2.2$Linux_X86_64 LibreOffice_project/00m0$Build-2</meta:generator>
    <meta:document-statistic meta:table-count="0" meta:image-count="0" meta:object-count="0" meta:page-count="5" meta:paragraph-count="186" meta:word-count="621" meta:character-count="4865" meta:non-whitespace-character-count="4435"/>
  </office:meta>
</office:document-meta>
</file>